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1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Policepardéfaut" style:family="text">
      <style:text-properties fo:font-size="16pt" style:font-size-asian="16pt" style:font-size-complex="16pt"/>
    </style:style>
    <style:style style:name="T14" style:parent-style-name="Policepardéfaut" style:family="text">
      <style:text-properties fo:font-size="16pt" style:font-size-asian="16pt" style:font-size-complex="16pt"/>
    </style:style>
    <style:style style:name="T1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T26" style:parent-style-name="Policepardéfaut" style:family="text">
      <style:text-properties style:font-name="Aptos" style:font-name-complex="Aptos"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style:font-name="Aptos" style:font-name-complex="Aptos"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T3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3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style:font-name="Aptos" style:font-name-complex="Aptos"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T52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T55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T5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5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6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61" style:parent-style-name="Normal" style:family="paragraph">
      <style:text-properties fo:font-size="12pt" style:font-size-asian="12pt" style:font-size-complex="12pt"/>
    </style:style>
    <style:style style:name="T62" style:parent-style-name="Policepardéfaut" style:family="text">
      <style:text-properties fo:font-size="12pt" style:font-size-asian="12pt" style:font-size-complex="12pt"/>
    </style:style>
    <style:style style:name="T6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T65" style:parent-style-name="Policepardéfaut" style:family="text">
      <style:text-properties style:font-name="Aptos" style:font-name-complex="Aptos" fo:font-size="12pt" style:font-size-asian="12pt" style:font-size-complex="12pt"/>
    </style:style>
    <style:style style:name="T66" style:parent-style-name="Policepardéfaut" style:family="text">
      <style:text-properties fo:font-size="12pt" style:font-size-asian="12pt" style:font-size-complex="12pt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T68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69" style:parent-style-name="Policepardéfaut" style:family="text">
      <style:text-properties fo:font-size="12pt" style:font-size-asian="12pt" style:font-size-complex="12pt"/>
    </style:style>
    <style:style style:name="T70" style:parent-style-name="Policepardéfaut" style:family="text">
      <style:text-properties style:font-name="Aptos" style:font-name-complex="Aptos"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P84" style:parent-style-name="Normal" style:family="paragraph">
      <style:text-properties fo:font-size="12pt" style:font-size-asian="12pt" style:font-size-complex="12pt"/>
    </style:style>
    <style:style style:name="P85" style:parent-style-name="Normal" style:family="paragraph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Normal" style:family="paragraph">
      <style:text-properties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T91" style:parent-style-name="Policepardéfaut" style:family="text">
      <style:text-properties fo:font-size="12pt" style:font-size-asian="12pt" style:font-size-complex="12pt"/>
    </style:style>
    <style:style style:name="T9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9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94" style:parent-style-name="Policepardéfaut" style:family="text">
      <style:text-properties fo:font-size="16pt" style:font-size-asian="16pt" style:font-size-complex="16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Normal" style:family="paragraph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Normal" style:family="paragraph">
      <style:text-properties fo:font-size="12pt" style:font-size-asian="12pt" style:font-size-complex="12pt"/>
    </style:style>
    <style:style style:name="P106" style:parent-style-name="Normal" style:family="paragraph">
      <style:text-properties fo:font-size="12pt" style:font-size-asian="12pt" style:font-size-complex="12pt"/>
    </style:style>
    <style:style style:name="P107" style:parent-style-name="Normal" style:family="paragraph">
      <style:text-properties fo:font-size="12pt" style:font-size-asian="12pt" style:font-size-complex="12pt"/>
    </style:style>
    <style:style style:name="P108" style:parent-style-name="Normal" style:family="paragraph">
      <style:text-properties fo:font-size="12pt" style:font-size-asian="12pt" style:font-size-complex="12pt"/>
    </style:style>
    <style:style style:name="P109" style:parent-style-name="Normal" style:family="paragraph">
      <style:text-properties fo:font-size="12pt" style:font-size-asian="12pt" style:font-size-complex="12pt"/>
    </style:style>
    <style:style style:name="P110" style:parent-style-name="Normal" style:family="paragraph">
      <style:text-properties fo:font-size="12pt" style:font-size-asian="12pt" style:font-size-complex="12pt"/>
    </style:style>
    <style:style style:name="P111" style:parent-style-name="Normal" style:family="paragraph">
      <style:text-properties fo:font-size="12pt" style:font-size-asian="12pt" style:font-size-complex="12pt"/>
    </style:style>
    <style:style style:name="P112" style:parent-style-name="Normal" style:family="paragraph">
      <style:text-properties fo:font-size="12pt" style:font-size-asian="12pt" style:font-size-complex="12pt"/>
    </style:style>
    <style:style style:name="P113" style:parent-style-name="Normal" style:family="paragraph">
      <style:text-properties fo:font-size="12pt" style:font-size-asian="12pt" style:font-size-complex="12pt"/>
    </style:style>
    <style:style style:name="P114" style:parent-style-name="Normal" style:family="paragraph">
      <style:text-properties fo:font-size="12pt" style:font-size-asian="12pt" style:font-size-complex="12pt"/>
    </style:style>
    <style:style style:name="P115" style:parent-style-name="Normal" style:family="paragraph">
      <style:text-properties fo:font-size="12pt" style:font-size-asian="12pt" style:font-size-complex="12pt"/>
    </style:style>
    <style:style style:name="P116" style:parent-style-name="Normal" style:family="paragraph">
      <style:text-properties fo:font-size="12pt" style:font-size-asian="12pt" style:font-size-complex="12pt"/>
    </style:style>
    <style:style style:name="P117" style:parent-style-name="Normal" style:family="paragraph">
      <style:text-properties fo:font-size="12pt" style:font-size-asian="12pt" style:font-size-complex="12pt"/>
    </style:style>
    <style:style style:name="T11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1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20" style:parent-style-name="Policepardéfaut" style:family="text">
      <style:text-properties fo:font-size="16pt" style:font-size-asian="16pt" style:font-size-complex="16pt"/>
    </style:style>
    <style:style style:name="P121" style:parent-style-name="Normal" style:family="paragraph">
      <style:text-properties fo:font-size="12pt" style:font-size-asian="12pt" style:font-size-complex="12pt"/>
    </style:style>
    <style:style style:name="P122" style:parent-style-name="Normal" style:family="paragraph">
      <style:text-properties fo:font-size="12pt" style:font-size-asian="12pt" style:font-size-complex="12pt"/>
    </style:style>
    <style:style style:name="P123" style:parent-style-name="Normal" style:family="paragraph">
      <style:text-properties fo:font-size="12pt" style:font-size-asian="12pt" style:font-size-complex="12pt"/>
    </style:style>
    <style:style style:name="P124" style:parent-style-name="Normal" style:family="paragraph">
      <style:text-properties fo:font-size="12pt" style:font-size-asian="12pt" style:font-size-complex="12pt"/>
    </style:style>
    <style:style style:name="P125" style:parent-style-name="Normal" style:family="paragraph">
      <style:text-properties fo:font-size="12pt" style:font-size-asian="12pt" style:font-size-complex="12pt"/>
    </style:style>
    <style:style style:name="P126" style:parent-style-name="Normal" style:family="paragraph">
      <style:text-properties fo:font-size="12pt" style:font-size-asian="12pt" style:font-size-complex="12pt"/>
    </style:style>
    <style:style style:name="P127" style:parent-style-name="Normal" style:family="paragraph">
      <style:text-properties fo:font-size="12pt" style:font-size-asian="12pt" style:font-size-complex="12pt"/>
    </style:style>
    <style:style style:name="P128" style:parent-style-name="Normal" style:family="paragraph">
      <style:text-properties fo:font-size="12pt" style:font-size-asian="12pt" style:font-size-complex="12pt"/>
    </style:style>
    <style:style style:name="P129" style:parent-style-name="Normal" style:family="paragraph">
      <style:text-properties fo:font-size="12pt" style:font-size-asian="12pt" style:font-size-complex="12pt"/>
    </style:style>
    <style:style style:name="P130" style:parent-style-name="Normal" style:family="paragraph">
      <style:text-properties fo:font-size="12pt" style:font-size-asian="12pt" style:font-size-complex="12pt"/>
    </style:style>
    <style:style style:name="P131" style:parent-style-name="Normal" style:family="paragraph">
      <style:text-properties fo:font-size="12pt" style:font-size-asian="12pt" style:font-size-complex="12pt"/>
    </style:style>
    <style:style style:name="P132" style:parent-style-name="Normal" style:family="paragraph">
      <style:text-properties fo:font-size="12pt" style:font-size-asian="12pt" style:font-size-complex="12pt"/>
    </style:style>
    <style:style style:name="P133" style:parent-style-name="Normal" style:family="paragraph">
      <style:text-properties fo:font-size="12pt" style:font-size-asian="12pt" style:font-size-complex="12pt"/>
    </style:style>
    <style:style style:name="P134" style:parent-style-name="Normal" style:family="paragraph">
      <style:text-properties fo:font-size="12pt" style:font-size-asian="12pt" style:font-size-complex="12pt"/>
    </style:style>
    <style:style style:name="P135" style:parent-style-name="Normal" style:family="paragraph">
      <style:text-properties fo:font-size="12pt" style:font-size-asian="12pt" style:font-size-complex="12pt"/>
    </style:style>
    <style:style style:name="P13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Normal" style:family="paragraph">
      <style:text-properties fo:font-size="12pt" style:font-size-asian="12pt" style:font-size-complex="12pt"/>
    </style:style>
    <style:style style:name="P138" style:parent-style-name="Normal" style:family="paragraph">
      <style:text-properties fo:font-size="12pt" style:font-size-asian="12pt" style:font-size-complex="12pt"/>
    </style:style>
    <style:style style:name="P139" style:parent-style-name="Normal" style:family="paragraph">
      <style:text-properties fo:font-size="12pt" style:font-size-asian="12pt" style:font-size-complex="12pt"/>
    </style:style>
    <style:style style:name="P140" style:parent-style-name="Normal" style:family="paragraph">
      <style:text-properties fo:font-size="12pt" style:font-size-asian="12pt" style:font-size-complex="12pt"/>
    </style:style>
    <style:style style:name="P141" style:parent-style-name="Normal" style:family="paragraph">
      <style:text-properties fo:font-size="12pt" style:font-size-asian="12pt" style:font-size-complex="12pt"/>
    </style:style>
    <style:style style:name="P142" style:parent-style-name="Normal" style:family="paragraph">
      <style:text-properties fo:font-size="12pt" style:font-size-asian="12pt" style:font-size-complex="12pt"/>
    </style:style>
    <style:style style:name="P143" style:parent-style-name="Normal" style:family="paragraph">
      <style:text-properties fo:font-size="12pt" style:font-size-asian="12pt" style:font-size-complex="12pt"/>
    </style:style>
    <style:style style:name="P144" style:parent-style-name="Normal" style:family="paragraph">
      <style:text-properties fo:font-size="12pt" style:font-size-asian="12pt" style:font-size-complex="12pt"/>
    </style:style>
    <style:style style:name="P145" style:parent-style-name="Normal" style:family="paragraph">
      <style:text-properties fo:font-size="12pt" style:font-size-asian="12pt" style:font-size-complex="12pt"/>
    </style:style>
    <style:style style:name="P146" style:parent-style-name="Normal" style:family="paragraph">
      <style:text-properties fo:font-size="12pt" style:font-size-asian="12pt" style:font-size-complex="12pt"/>
    </style:style>
    <style:style style:name="P147" style:parent-style-name="Normal" style:family="paragraph">
      <style:text-properties fo:font-size="12pt" style:font-size-asian="12pt" style:font-size-complex="12pt"/>
    </style:style>
    <style:style style:name="P148" style:parent-style-name="Normal" style:family="paragraph">
      <style:text-properties fo:font-size="12pt" style:font-size-asian="12pt" style:font-size-complex="12pt"/>
    </style:style>
    <style:style style:name="P149" style:parent-style-name="Normal" style:family="paragraph">
      <style:text-properties fo:font-size="12pt" style:font-size-asian="12pt" style:font-size-complex="12pt"/>
    </style:style>
    <style:style style:name="P150" style:parent-style-name="Normal" style:family="paragraph">
      <style:text-properties fo:font-size="12pt" style:font-size-asian="12pt" style:font-size-complex="12pt"/>
    </style:style>
    <style:style style:name="P151" style:parent-style-name="Normal" style:family="paragraph">
      <style:text-properties fo:font-size="12pt" style:font-size-asian="12pt" style:font-size-complex="12pt"/>
    </style:style>
    <style:style style:name="P152" style:parent-style-name="Normal" style:family="paragraph">
      <style:text-properties fo:font-size="12pt" style:font-size-asian="12pt" style:font-size-complex="12pt"/>
    </style:style>
    <style:style style:name="P153" style:parent-style-name="Normal" style:family="paragraph">
      <style:text-properties fo:font-size="12pt" style:font-size-asian="12pt" style:font-size-complex="12pt"/>
    </style:style>
    <style:style style:name="P154" style:parent-style-name="Normal" style:family="paragraph">
      <style:text-properties fo:font-size="12pt" style:font-size-asian="12pt" style:font-size-complex="12pt"/>
    </style:style>
    <style:style style:name="P155" style:parent-style-name="Normal" style:family="paragraph">
      <style:text-properties fo:font-size="12pt" style:font-size-asian="12pt" style:font-size-complex="12pt"/>
    </style:style>
    <style:style style:name="P156" style:parent-style-name="Normal" style:family="paragraph">
      <style:text-properties fo:font-size="12pt" style:font-size-asian="12pt" style:font-size-complex="12pt"/>
    </style:style>
    <style:style style:name="P157" style:parent-style-name="Normal" style:family="paragraph">
      <style:text-properties fo:font-size="12pt" style:font-size-asian="12pt" style:font-size-complex="12pt"/>
    </style:style>
    <style:style style:name="P158" style:parent-style-name="Normal" style:family="paragraph">
      <style:text-properties fo:font-size="12pt" style:font-size-asian="12pt" style:font-size-complex="12pt"/>
    </style:style>
    <style:style style:name="P159" style:parent-style-name="Normal" style:family="paragraph">
      <style:text-properties fo:font-size="12pt" style:font-size-asian="12pt" style:font-size-complex="12pt"/>
    </style:style>
    <style:style style:name="P160" style:parent-style-name="Normal" style:family="paragraph">
      <style:text-properties fo:font-size="12pt" style:font-size-asian="12pt" style:font-size-complex="12pt"/>
    </style:style>
    <style:style style:name="P161" style:parent-style-name="Normal" style:family="paragraph">
      <style:text-properties fo:font-size="12pt" style:font-size-asian="12pt" style:font-size-complex="12pt"/>
    </style:style>
    <style:style style:name="P16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3" style:parent-style-name="Normal" style:family="paragraph">
      <style:text-properties fo:font-size="12pt" style:font-size-asian="12pt" style:font-size-complex="12pt"/>
    </style:style>
    <style:style style:name="P164" style:parent-style-name="Normal" style:family="paragraph">
      <style:text-properties fo:font-size="12pt" style:font-size-asian="12pt" style:font-size-complex="12pt"/>
    </style:style>
    <style:style style:name="P165" style:parent-style-name="Normal" style:family="paragraph">
      <style:text-properties fo:font-size="12pt" style:font-size-asian="12pt" style:font-size-complex="12pt"/>
    </style:style>
    <style:style style:name="P166" style:parent-style-name="Normal" style:family="paragraph">
      <style:text-properties fo:font-size="12pt" style:font-size-asian="12pt" style:font-size-complex="12pt"/>
    </style:style>
    <style:style style:name="P167" style:parent-style-name="Normal" style:family="paragraph">
      <style:text-properties fo:font-size="12pt" style:font-size-asian="12pt" style:font-size-complex="12pt"/>
    </style:style>
    <style:style style:name="P168" style:parent-style-name="Normal" style:family="paragraph">
      <style:text-properties fo:font-size="12pt" style:font-size-asian="12pt" style:font-size-complex="12pt"/>
    </style:style>
    <style:style style:name="P169" style:parent-style-name="Normal" style:family="paragraph">
      <style:text-properties fo:font-size="12pt" style:font-size-asian="12pt" style:font-size-complex="12pt"/>
    </style:style>
    <style:style style:name="P17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71" style:parent-style-name="Normal" style:family="paragraph">
      <style:text-properties fo:font-size="12pt" style:font-size-asian="12pt" style:font-size-complex="12pt"/>
    </style:style>
    <style:style style:name="P172" style:parent-style-name="Normal" style:family="paragraph">
      <style:text-properties fo:font-size="12pt" style:font-size-asian="12pt" style:font-size-complex="12pt"/>
    </style:style>
    <style:style style:name="P173" style:parent-style-name="Normal" style:family="paragraph">
      <style:text-properties fo:font-size="12pt" style:font-size-asian="12pt" style:font-size-complex="12pt"/>
    </style:style>
    <style:style style:name="P174" style:parent-style-name="Normal" style:family="paragraph">
      <style:text-properties fo:font-size="12pt" style:font-size-asian="12pt" style:font-size-complex="12pt"/>
    </style:style>
    <style:style style:name="P175" style:parent-style-name="Normal" style:family="paragraph">
      <style:text-properties fo:font-size="12pt" style:font-size-asian="12pt" style:font-size-complex="12pt"/>
    </style:style>
    <style:style style:name="P176" style:parent-style-name="Normal" style:family="paragraph">
      <style:text-properties fo:font-size="12pt" style:font-size-asian="12pt" style:font-size-complex="12pt"/>
    </style:style>
    <style:style style:name="T177" style:parent-style-name="Policepardéfaut" style:family="text">
      <style:text-properties fo:font-size="12pt" style:font-size-asian="12pt" style:font-size-complex="12pt"/>
    </style:style>
    <style:style style:name="P1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79" style:parent-style-name="Normal" style:family="paragraph">
      <style:text-properties fo:font-size="12pt" style:font-size-asian="12pt" style:font-size-complex="12pt"/>
    </style:style>
    <style:style style:name="P180" style:parent-style-name="Normal" style:family="paragraph">
      <style:text-properties fo:font-size="12pt" style:font-size-asian="12pt" style:font-size-complex="12pt"/>
    </style:style>
    <style:style style:name="P181" style:parent-style-name="Normal" style:family="paragraph">
      <style:text-properties fo:font-size="12pt" style:font-size-asian="12pt" style:font-size-complex="12pt"/>
    </style:style>
    <style:style style:name="P182" style:parent-style-name="Normal" style:family="paragraph">
      <style:text-properties fo:font-size="12pt" style:font-size-asian="12pt" style:font-size-complex="12pt"/>
    </style:style>
    <style:style style:name="P183" style:parent-style-name="Normal" style:family="paragraph">
      <style:text-properties fo:font-size="12pt" style:font-size-asian="12pt" style:font-size-complex="12pt"/>
    </style:style>
    <style:style style:name="P184" style:parent-style-name="Normal" style:family="paragraph">
      <style:text-properties fo:font-size="12pt" style:font-size-asian="12pt" style:font-size-complex="12pt"/>
    </style:style>
    <style:style style:name="P185" style:parent-style-name="Normal" style:family="paragraph">
      <style:text-properties fo:font-size="12pt" style:font-size-asian="12pt" style:font-size-complex="12pt"/>
    </style:style>
    <style:style style:name="P186" style:parent-style-name="Normal" style:family="paragraph">
      <style:text-properties fo:font-size="12pt" style:font-size-asian="12pt" style:font-size-complex="12pt"/>
    </style:style>
    <style:style style:name="P187" style:parent-style-name="Normal" style:family="paragraph">
      <style:text-properties fo:font-size="12pt" style:font-size-asian="12pt" style:font-size-complex="12pt"/>
    </style:style>
    <style:style style:name="P188" style:parent-style-name="Normal" style:family="paragraph">
      <style:text-properties fo:font-size="12pt" style:font-size-asian="12pt" style:font-size-complex="12pt"/>
    </style:style>
    <style:style style:name="T189" style:parent-style-name="Policepardéfaut" style:family="text">
      <style:text-properties fo:font-size="12pt" style:font-size-asian="12pt" style:font-size-complex="12pt"/>
    </style:style>
    <style:style style:name="T19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91" style:parent-style-name="Policepardéfaut" style:family="text">
      <style:text-properties fo:font-size="12pt" style:font-size-asian="12pt" style:font-size-complex="12pt"/>
    </style:style>
    <style:style style:name="T192" style:parent-style-name="Policepardéfaut" style:family="text">
      <style:text-properties style:font-name="Aptos" style:font-name-complex="Aptos" fo:font-size="12pt" style:font-size-asian="12pt" style:font-size-complex="12pt"/>
    </style:style>
    <style:style style:name="T193" style:parent-style-name="Policepardéfaut" style:family="text">
      <style:text-properties fo:font-size="12pt" style:font-size-asian="12pt" style:font-size-complex="12pt"/>
    </style:style>
    <style:style style:name="P194" style:parent-style-name="Normal" style:family="paragraph">
      <style:text-properties fo:font-size="12pt" style:font-size-asian="12pt" style:font-size-complex="12pt"/>
    </style:style>
    <style:style style:name="P195" style:parent-style-name="Normal" style:family="paragraph">
      <style:text-properties fo:font-size="12pt" style:font-size-asian="12pt" style:font-size-complex="12pt"/>
    </style:style>
    <style:style style:name="P196" style:parent-style-name="Normal" style:family="paragraph">
      <style:text-properties fo:font-size="12pt" style:font-size-asian="12pt" style:font-size-complex="12pt"/>
    </style:style>
    <style:style style:name="P197" style:parent-style-name="Normal" style:family="paragraph">
      <style:text-properties fo:font-size="12pt" style:font-size-asian="12pt" style:font-size-complex="12pt"/>
    </style:style>
    <style:style style:name="P198" style:parent-style-name="Normal" style:family="paragraph">
      <style:text-properties fo:font-size="12pt" style:font-size-asian="12pt" style:font-size-complex="12pt"/>
    </style:style>
    <style:style style:name="P19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01" style:parent-style-name="Normal" style:family="paragraph">
      <style:text-properties fo:font-size="12pt" style:font-size-asian="12pt" style:font-size-complex="12pt"/>
    </style:style>
    <style:style style:name="P202" style:parent-style-name="Normal" style:family="paragraph">
      <style:text-properties fo:font-size="12pt" style:font-size-asian="12pt" style:font-size-complex="12pt"/>
    </style:style>
    <style:style style:name="P203" style:parent-style-name="Normal" style:family="paragraph">
      <style:text-properties fo:font-size="12pt" style:font-size-asian="12pt" style:font-size-complex="12pt"/>
    </style:style>
    <style:style style:name="P204" style:parent-style-name="Normal" style:family="paragraph">
      <style:text-properties fo:font-size="12pt" style:font-size-asian="12pt" style:font-size-complex="12pt"/>
    </style:style>
    <style:style style:name="P205" style:parent-style-name="Normal" style:family="paragraph">
      <style:text-properties fo:font-size="12pt" style:font-size-asian="12pt" style:font-size-complex="12pt"/>
    </style:style>
    <style:style style:name="P206" style:parent-style-name="Normal" style:family="paragraph">
      <style:text-properties fo:font-size="12pt" style:font-size-asian="12pt" style:font-size-complex="12pt"/>
    </style:style>
    <style:style style:name="P207" style:parent-style-name="Normal" style:family="paragraph">
      <style:text-properties fo:font-size="12pt" style:font-size-asian="12pt" style:font-size-complex="12pt"/>
    </style:style>
    <style:style style:name="P208" style:parent-style-name="Normal" style:family="paragraph">
      <style:text-properties fo:font-size="12pt" style:font-size-asian="12pt" style:font-size-complex="12pt"/>
    </style:style>
    <style:style style:name="P209" style:parent-style-name="Normal" style:family="paragraph">
      <style:text-properties fo:font-size="12pt" style:font-size-asian="12pt" style:font-size-complex="12pt"/>
    </style:style>
    <style:style style:name="P210" style:parent-style-name="Normal" style:family="paragraph">
      <style:text-properties fo:font-size="12pt" style:font-size-asian="12pt" style:font-size-complex="12pt"/>
    </style:style>
    <style:style style:name="P211" style:parent-style-name="Normal" style:family="paragraph">
      <style:text-properties fo:font-size="12pt" style:font-size-asian="12pt" style:font-size-complex="12pt"/>
    </style:style>
    <style:style style:name="P212" style:parent-style-name="Normal" style:family="paragraph">
      <style:text-properties fo:font-size="12pt" style:font-size-asian="12pt" style:font-size-complex="12pt"/>
    </style:style>
    <style:style style:name="P21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21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16" style:parent-style-name="Policepardéfaut" style:family="text">
      <style:text-properties fo:font-size="16pt" style:font-size-asian="16pt" style:font-size-complex="16pt"/>
    </style:style>
    <style:style style:name="T21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18" style:parent-style-name="Normal" style:family="paragraph">
      <style:text-properties fo:font-size="12pt" style:font-size-asian="12pt" style:font-size-complex="12pt" fo:language="en" fo:country="US"/>
    </style:style>
    <style:style style:name="T219" style:parent-style-name="Policepardéfaut" style:family="text">
      <style:text-properties fo:font-size="12pt" style:font-size-asian="12pt" style:font-size-complex="12pt" fo:language="en" fo:country="US"/>
    </style:style>
    <style:style style:name="T220" style:parent-style-name="Policepardéfaut" style:family="text">
      <style:text-properties fo:font-size="12pt" style:font-size-asian="12pt" style:font-size-complex="12pt"/>
    </style:style>
    <style:style style:name="T221" style:parent-style-name="Policepardéfaut" style:family="text">
      <style:text-properties fo:font-size="12pt" style:font-size-asian="12pt" style:font-size-complex="12pt" fo:language="en" fo:country="US"/>
    </style:style>
    <style:style style:name="T222" style:parent-style-name="Policepardéfaut" style:family="text">
      <style:text-properties fo:font-size="12pt" style:font-size-asian="12pt" style:font-size-complex="12pt"/>
    </style:style>
    <style:style style:name="T223" style:parent-style-name="Policepardéfaut" style:family="text">
      <style:text-properties fo:font-size="12pt" style:font-size-asian="12pt" style:font-size-complex="12pt" fo:language="en" fo:country="GB"/>
    </style:style>
    <style:style style:name="T224" style:parent-style-name="Policepardéfaut" style:family="text">
      <style:text-properties fo:font-size="12pt" style:font-size-asian="12pt" style:font-size-complex="12pt"/>
    </style:style>
    <style:style style:name="T225" style:parent-style-name="Policepardéfaut" style:family="text">
      <style:text-properties fo:font-size="12pt" style:font-size-asian="12pt" style:font-size-complex="12pt" fo:language="en" fo:country="GB"/>
    </style:style>
    <style:style style:name="T226" style:parent-style-name="Policepardéfaut" style:family="text">
      <style:text-properties fo:font-size="12pt" style:font-size-asian="12pt" style:font-size-complex="12pt"/>
    </style:style>
    <style:style style:name="P227" style:parent-style-name="Normal" style:family="paragraph">
      <style:text-properties fo:font-size="12pt" style:font-size-asian="12pt" style:font-size-complex="12pt"/>
    </style:style>
    <style:style style:name="P228" style:parent-style-name="Normal" style:family="paragraph">
      <style:text-properties fo:font-size="12pt" style:font-size-asian="12pt" style:font-size-complex="12pt"/>
    </style:style>
    <style:style style:name="P229" style:parent-style-name="Normal" style:family="paragraph">
      <style:text-properties fo:font-size="12pt" style:font-size-asian="12pt" style:font-size-complex="12pt"/>
    </style:style>
    <style:style style:name="P230" style:parent-style-name="Normal" style:family="paragraph">
      <style:text-properties fo:font-size="12pt" style:font-size-asian="12pt" style:font-size-complex="12pt"/>
    </style:style>
    <style:style style:name="P231" style:parent-style-name="Normal" style:family="paragraph">
      <style:text-properties fo:font-size="12pt" style:font-size-asian="12pt" style:font-size-complex="12pt"/>
    </style:style>
    <style:style style:name="P232" style:parent-style-name="Normal" style:family="paragraph">
      <style:text-properties fo:font-size="12pt" style:font-size-asian="12pt" style:font-size-complex="12pt"/>
    </style:style>
    <style:style style:name="T23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34" style:parent-style-name="Policepardéfaut" style:family="text">
      <style:text-properties fo:font-size="16pt" style:font-size-asian="16pt" style:font-size-complex="16pt"/>
    </style:style>
    <style:style style:name="T23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36" style:parent-style-name="Normal" style:family="paragraph">
      <style:text-properties fo:font-size="12pt" style:font-size-asian="12pt" style:font-size-complex="12pt"/>
    </style:style>
    <style:style style:name="P237" style:parent-style-name="Normal" style:family="paragraph">
      <style:text-properties fo:font-size="12pt" style:font-size-asian="12pt" style:font-size-complex="12pt"/>
    </style:style>
    <style:style style:name="P238" style:parent-style-name="Normal" style:family="paragraph">
      <style:text-properties fo:font-size="12pt" style:font-size-asian="12pt" style:font-size-complex="12pt"/>
    </style:style>
    <style:style style:name="P239" style:parent-style-name="Normal" style:family="paragraph">
      <style:text-properties fo:font-size="12pt" style:font-size-asian="12pt" style:font-size-complex="12pt"/>
    </style:style>
    <style:style style:name="P240" style:parent-style-name="Normal" style:family="paragraph">
      <style:text-properties fo:font-size="12pt" style:font-size-asian="12pt" style:font-size-complex="12pt"/>
    </style:style>
    <style:style style:name="P241" style:parent-style-name="Normal" style:family="paragraph">
      <style:text-properties fo:font-size="12pt" style:font-size-asian="12pt" style:font-size-complex="12pt"/>
    </style:style>
    <style:style style:name="P242" style:parent-style-name="Normal" style:family="paragraph">
      <style:text-properties fo:font-size="12pt" style:font-size-asian="12pt" style:font-size-complex="12pt"/>
    </style:style>
    <style:style style:name="P243" style:parent-style-name="Normal" style:family="paragraph">
      <style:text-properties fo:font-size="12pt" style:font-size-asian="12pt" style:font-size-complex="12pt"/>
    </style:style>
    <style:style style:name="P244" style:parent-style-name="Normal" style:family="paragraph">
      <style:text-properties fo:font-size="12pt" style:font-size-asian="12pt" style:font-size-complex="12pt"/>
    </style:style>
    <style:style style:name="P245" style:parent-style-name="Normal" style:family="paragraph">
      <style:text-properties fo:font-size="12pt" style:font-size-asian="12pt" style:font-size-complex="12pt"/>
    </style:style>
    <style:style style:name="P246" style:parent-style-name="Normal" style:family="paragraph">
      <style:text-properties fo:font-size="12pt" style:font-size-asian="12pt" style:font-size-complex="12pt"/>
    </style:style>
    <style:style style:name="P247" style:parent-style-name="Normal" style:family="paragraph">
      <style:text-properties fo:font-size="12pt" style:font-size-asian="12pt" style:font-size-complex="12pt"/>
    </style:style>
    <style:style style:name="P248" style:parent-style-name="Normal" style:family="paragraph">
      <style:text-properties fo:font-size="12pt" style:font-size-asian="12pt" style:font-size-complex="12pt"/>
    </style:style>
    <style:style style:name="P249" style:parent-style-name="Normal" style:family="paragraph">
      <style:text-properties fo:font-size="12pt" style:font-size-asian="12pt" style:font-size-complex="12pt"/>
    </style:style>
    <style:style style:name="P250" style:parent-style-name="Normal" style:family="paragraph">
      <style:text-properties fo:font-size="12pt" style:font-size-asian="12pt" style:font-size-complex="12pt"/>
    </style:style>
    <style:style style:name="P251" style:parent-style-name="Normal" style:family="paragraph">
      <style:text-properties fo:font-size="12pt" style:font-size-asian="12pt" style:font-size-complex="12pt"/>
    </style:style>
    <style:style style:name="P252" style:parent-style-name="Normal" style:family="paragraph">
      <style:text-properties fo:font-size="12pt" style:font-size-asian="12pt" style:font-size-complex="12pt"/>
    </style:style>
    <style:style style:name="T25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5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55" style:parent-style-name="Policepardéfaut" style:family="text">
      <style:text-properties fo:font-size="16pt" style:font-size-asian="16pt" style:font-size-complex="16pt"/>
    </style:style>
    <style:style style:name="T25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57" style:parent-style-name="Normal" style:family="paragraph">
      <style:text-properties fo:font-size="12pt" style:font-size-asian="12pt" style:font-size-complex="12pt"/>
    </style:style>
    <style:style style:name="P258" style:parent-style-name="Normal" style:family="paragraph">
      <style:text-properties fo:font-size="12pt" style:font-size-asian="12pt" style:font-size-complex="12pt"/>
    </style:style>
    <style:style style:name="P259" style:parent-style-name="Normal" style:family="paragraph">
      <style:text-properties fo:font-size="12pt" style:font-size-asian="12pt" style:font-size-complex="12pt"/>
    </style:style>
    <style:style style:name="P260" style:parent-style-name="Normal" style:family="paragraph">
      <style:text-properties fo:font-size="12pt" style:font-size-asian="12pt" style:font-size-complex="12pt"/>
    </style:style>
    <style:style style:name="P261" style:parent-style-name="Normal" style:family="paragraph">
      <style:text-properties fo:font-size="12pt" style:font-size-asian="12pt" style:font-size-complex="12pt"/>
    </style:style>
    <style:style style:name="P262" style:parent-style-name="Normal" style:family="paragraph">
      <style:text-properties fo:font-size="12pt" style:font-size-asian="12pt" style:font-size-complex="12pt"/>
    </style:style>
    <style:style style:name="P263" style:parent-style-name="Normal" style:family="paragraph">
      <style:text-properties fo:font-size="12pt" style:font-size-asian="12pt" style:font-size-complex="12pt"/>
    </style:style>
    <style:style style:name="P264" style:parent-style-name="Normal" style:family="paragraph">
      <style:text-properties fo:font-size="12pt" style:font-size-asian="12pt" style:font-size-complex="12pt"/>
    </style:style>
    <style:style style:name="P265" style:parent-style-name="Normal" style:family="paragraph">
      <style:text-properties fo:font-size="12pt" style:font-size-asian="12pt" style:font-size-complex="12pt"/>
    </style:style>
    <style:style style:name="P266" style:parent-style-name="Normal" style:family="paragraph">
      <style:text-properties fo:font-size="12pt" style:font-size-asian="12pt" style:font-size-complex="12pt"/>
    </style:style>
    <style:style style:name="P267" style:parent-style-name="Normal" style:family="paragraph">
      <style:text-properties fo:font-size="12pt" style:font-size-asian="12pt" style:font-size-complex="12pt"/>
    </style:style>
    <style:style style:name="P268" style:parent-style-name="Normal" style:family="paragraph">
      <style:text-properties fo:font-size="12pt" style:font-size-asian="12pt" style:font-size-complex="12pt"/>
    </style:style>
    <style:style style:name="P269" style:parent-style-name="Normal" style:family="paragraph">
      <style:text-properties fo:font-size="12pt" style:font-size-asian="12pt" style:font-size-complex="12pt"/>
    </style:style>
    <style:style style:name="P270" style:parent-style-name="Normal" style:family="paragraph">
      <style:text-properties fo:font-size="12pt" style:font-size-asian="12pt" style:font-size-complex="12pt"/>
    </style:style>
    <style:style style:name="P271" style:parent-style-name="Normal" style:family="paragraph">
      <style:text-properties fo:font-size="12pt" style:font-size-asian="12pt" style:font-size-complex="12pt"/>
    </style:style>
    <style:style style:name="P272" style:parent-style-name="Normal" style:family="paragraph">
      <style:text-properties fo:font-size="12pt" style:font-size-asian="12pt" style:font-size-complex="12pt"/>
    </style:style>
    <style:style style:name="P273" style:parent-style-name="Normal" style:family="paragraph">
      <style:text-properties fo:font-size="12pt" style:font-size-asian="12pt" style:font-size-complex="12pt"/>
    </style:style>
    <style:style style:name="P274" style:parent-style-name="Normal" style:family="paragraph">
      <style:text-properties fo:font-size="12pt" style:font-size-asian="12pt" style:font-size-complex="12pt"/>
    </style:style>
    <style:style style:name="P275" style:parent-style-name="Normal" style:family="paragraph">
      <style:text-properties fo:font-size="12pt" style:font-size-asian="12pt" style:font-size-complex="12pt"/>
    </style:style>
    <style:style style:name="P276" style:parent-style-name="Normal" style:family="paragraph">
      <style:text-properties fo:font-size="12pt" style:font-size-asian="12pt" style:font-size-complex="12pt"/>
    </style:style>
    <style:style style:name="P277" style:parent-style-name="Normal" style:family="paragraph">
      <style:text-properties fo:font-size="12pt" style:font-size-asian="12pt" style:font-size-complex="12pt"/>
    </style:style>
    <style:style style:name="P278" style:parent-style-name="Normal" style:family="paragraph">
      <style:text-properties fo:font-size="12pt" style:font-size-asian="12pt" style:font-size-complex="12pt"/>
    </style:style>
    <style:style style:name="P279" style:parent-style-name="Normal" style:family="paragraph">
      <style:text-properties fo:font-size="12pt" style:font-size-asian="12pt" style:font-size-complex="12pt"/>
    </style:style>
    <style:style style:name="P280" style:parent-style-name="Normal" style:family="paragraph">
      <style:text-properties fo:font-size="12pt" style:font-size-asian="12pt" style:font-size-complex="12pt"/>
    </style:style>
    <style:style style:name="P281" style:parent-style-name="Normal" style:family="paragraph">
      <style:text-properties fo:font-size="12pt" style:font-size-asian="12pt" style:font-size-complex="12pt"/>
    </style:style>
    <style:style style:name="P282" style:parent-style-name="Normal" style:family="paragraph">
      <style:text-properties fo:font-size="12pt" style:font-size-asian="12pt" style:font-size-complex="12pt"/>
    </style:style>
    <style:style style:name="P283" style:parent-style-name="Normal" style:family="paragraph">
      <style:text-properties fo:font-size="12pt" style:font-size-asian="12pt" style:font-size-complex="12pt"/>
    </style:style>
    <style:style style:name="P284" style:parent-style-name="Normal" style:family="paragraph">
      <style:text-properties fo:font-size="12pt" style:font-size-asian="12pt" style:font-size-complex="12pt"/>
    </style:style>
    <style:style style:name="P285" style:parent-style-name="Normal" style:family="paragraph">
      <style:text-properties fo:font-size="12pt" style:font-size-asian="12pt" style:font-size-complex="12pt"/>
    </style:style>
    <style:style style:name="P286" style:parent-style-name="Normal" style:family="paragraph">
      <style:text-properties fo:font-size="12pt" style:font-size-asian="12pt" style:font-size-complex="12pt"/>
    </style:style>
    <style:style style:name="P287" style:parent-style-name="Normal" style:family="paragraph">
      <style:text-properties fo:font-size="12pt" style:font-size-asian="12pt" style:font-size-complex="12pt"/>
    </style:style>
    <style:style style:name="T288" style:parent-style-name="Policepardéfaut" style:family="text">
      <style:text-properties fo:font-size="12pt" style:font-size-asian="12pt" style:font-size-complex="12pt"/>
    </style:style>
    <style:style style:name="T28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90" style:parent-style-name="Policepardéfaut" style:family="text">
      <style:text-properties fo:font-size="12pt" style:font-size-asian="12pt" style:font-size-complex="12pt"/>
    </style:style>
    <style:style style:name="T29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92" style:parent-style-name="Policepardéfaut" style:family="text">
      <style:text-properties fo:font-size="12pt" style:font-size-asian="12pt" style:font-size-complex="12pt"/>
    </style:style>
    <style:style style:name="T293" style:parent-style-name="Policepardéfaut" style:family="text">
      <style:text-properties style:font-name="Aptos" style:font-name-complex="Aptos" fo:font-size="12pt" style:font-size-asian="12pt" style:font-size-complex="12pt"/>
    </style:style>
    <style:style style:name="T294" style:parent-style-name="Policepardéfaut" style:family="text">
      <style:text-properties fo:font-size="12pt" style:font-size-asian="12pt" style:font-size-complex="12pt"/>
    </style:style>
    <style:style style:name="T295" style:parent-style-name="Policepardéfaut" style:family="text">
      <style:text-properties style:font-name="Aptos" style:font-name-complex="Aptos" fo:font-size="12pt" style:font-size-asian="12pt" style:font-size-complex="12pt"/>
    </style:style>
    <style:style style:name="T296" style:parent-style-name="Policepardéfaut" style:family="text">
      <style:text-properties fo:font-size="12pt" style:font-size-asian="12pt" style:font-size-complex="12pt"/>
    </style:style>
    <style:style style:name="P297" style:parent-style-name="Normal" style:family="paragraph">
      <style:text-properties fo:font-size="12pt" style:font-size-asian="12pt" style:font-size-complex="12pt"/>
    </style:style>
    <style:style style:name="P298" style:parent-style-name="Normal" style:family="paragraph">
      <style:text-properties fo:font-size="12pt" style:font-size-asian="12pt" style:font-size-complex="12pt"/>
    </style:style>
    <style:style style:name="P299" style:parent-style-name="Normal" style:family="paragraph">
      <style:text-properties fo:font-size="12pt" style:font-size-asian="12pt" style:font-size-complex="12pt"/>
    </style:style>
    <style:style style:name="T300" style:parent-style-name="Policepardéfaut" style:family="text">
      <style:text-properties fo:font-size="12pt" style:font-size-asian="12pt" style:font-size-complex="12pt"/>
    </style:style>
    <style:style style:name="T30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02" style:parent-style-name="Policepardéfaut" style:family="text">
      <style:text-properties fo:font-size="12pt" style:font-size-asian="12pt" style:font-size-complex="12pt"/>
    </style:style>
    <style:style style:name="T30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04" style:parent-style-name="Policepardéfaut" style:family="text">
      <style:text-properties fo:font-size="12pt" style:font-size-asian="12pt" style:font-size-complex="12pt"/>
    </style:style>
    <style:style style:name="T305" style:parent-style-name="Policepardéfaut" style:family="text">
      <style:text-properties style:font-name="Aptos" style:font-name-complex="Aptos" fo:font-size="12pt" style:font-size-asian="12pt" style:font-size-complex="12pt"/>
    </style:style>
    <style:style style:name="T306" style:parent-style-name="Policepardéfaut" style:family="text">
      <style:text-properties fo:font-size="12pt" style:font-size-asian="12pt" style:font-size-complex="12pt"/>
    </style:style>
    <style:style style:name="T307" style:parent-style-name="Policepardéfaut" style:family="text">
      <style:text-properties style:font-name="Aptos" style:font-name-complex="Aptos" fo:font-size="12pt" style:font-size-asian="12pt" style:font-size-complex="12pt"/>
    </style:style>
    <style:style style:name="T308" style:parent-style-name="Policepardéfaut" style:family="text">
      <style:text-properties fo:font-size="12pt" style:font-size-asian="12pt" style:font-size-complex="12pt"/>
    </style:style>
    <style:style style:name="P309" style:parent-style-name="Normal" style:family="paragraph">
      <style:text-properties fo:font-size="12pt" style:font-size-asian="12pt" style:font-size-complex="12pt"/>
    </style:style>
    <style:style style:name="P310" style:parent-style-name="Normal" style:family="paragraph">
      <style:text-properties fo:font-size="12pt" style:font-size-asian="12pt" style:font-size-complex="12pt"/>
    </style:style>
    <style:style style:name="P311" style:parent-style-name="Normal" style:family="paragraph">
      <style:text-properties fo:font-size="12pt" style:font-size-asian="12pt" style:font-size-complex="12pt"/>
    </style:style>
    <style:style style:name="P312" style:parent-style-name="Normal" style:family="paragraph">
      <style:text-properties fo:font-size="12pt" style:font-size-asian="12pt" style:font-size-complex="12pt"/>
    </style:style>
    <style:style style:name="P313" style:parent-style-name="Normal" style:family="paragraph">
      <style:text-properties fo:font-size="12pt" style:font-size-asian="12pt" style:font-size-complex="12pt"/>
    </style:style>
    <style:style style:name="P314" style:parent-style-name="Normal" style:family="paragraph">
      <style:text-properties fo:font-size="12pt" style:font-size-asian="12pt" style:font-size-complex="12pt"/>
    </style:style>
    <style:style style:name="P315" style:parent-style-name="Normal" style:family="paragraph">
      <style:text-properties fo:font-size="12pt" style:font-size-asian="12pt" style:font-size-complex="12pt"/>
    </style:style>
    <style:style style:name="P316" style:parent-style-name="Normal" style:family="paragraph">
      <style:text-properties fo:font-size="12pt" style:font-size-asian="12pt" style:font-size-complex="12pt"/>
    </style:style>
    <style:style style:name="P317" style:parent-style-name="Normal" style:family="paragraph">
      <style:text-properties fo:font-size="16pt" style:font-size-asian="16pt" style:font-size-complex="16pt"/>
    </style:style>
    <style:style style:name="P31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2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321" style:parent-style-name="Policepardéfaut" style:family="text">
      <style:text-properties fo:font-size="16pt" style:font-size-asian="16pt" style:font-size-complex="16pt"/>
    </style:style>
    <style:style style:name="T322" style:parent-style-name="Policepardéfaut" style:family="text">
      <style:text-properties fo:font-size="16pt" style:font-size-asian="16pt" style:font-size-complex="16pt"/>
    </style:style>
    <style:style style:name="P323" style:parent-style-name="Normal" style:family="paragraph">
      <style:text-properties fo:font-size="12pt" style:font-size-asian="12pt" style:font-size-complex="12pt"/>
    </style:style>
    <style:style style:name="P324" style:parent-style-name="Normal" style:family="paragraph">
      <style:text-properties fo:font-size="12pt" style:font-size-asian="12pt" style:font-size-complex="12pt"/>
    </style:style>
    <style:style style:name="P325" style:parent-style-name="Normal" style:family="paragraph">
      <style:text-properties fo:font-size="12pt" style:font-size-asian="12pt" style:font-size-complex="12pt"/>
    </style:style>
    <style:style style:name="P326" style:parent-style-name="Normal" style:family="paragraph">
      <style:text-properties fo:font-size="12pt" style:font-size-asian="12pt" style:font-size-complex="12pt"/>
    </style:style>
    <style:style style:name="P327" style:parent-style-name="Normal" style:family="paragraph">
      <style:text-properties fo:font-size="12pt" style:font-size-asian="12pt" style:font-size-complex="12pt"/>
    </style:style>
    <style:style style:name="P328" style:parent-style-name="Normal" style:family="paragraph">
      <style:text-properties fo:font-size="12pt" style:font-size-asian="12pt" style:font-size-complex="12pt"/>
    </style:style>
    <style:style style:name="P329" style:parent-style-name="Normal" style:family="paragraph">
      <style:text-properties fo:font-size="12pt" style:font-size-asian="12pt" style:font-size-complex="12pt"/>
    </style:style>
    <style:style style:name="P330" style:parent-style-name="Normal" style:family="paragraph">
      <style:text-properties fo:font-size="12pt" style:font-size-asian="12pt" style:font-size-complex="12pt"/>
    </style:style>
    <style:style style:name="P331" style:parent-style-name="Normal" style:family="paragraph">
      <style:text-properties fo:font-size="12pt" style:font-size-asian="12pt" style:font-size-complex="12pt"/>
    </style:style>
    <style:style style:name="P332" style:parent-style-name="Normal" style:family="paragraph">
      <style:text-properties fo:font-size="12pt" style:font-size-asian="12pt" style:font-size-complex="12pt"/>
    </style:style>
    <style:style style:name="P333" style:parent-style-name="Normal" style:family="paragraph">
      <style:text-properties fo:font-size="12pt" style:font-size-asian="12pt" style:font-size-complex="12pt"/>
    </style:style>
    <style:style style:name="P334" style:parent-style-name="Normal" style:family="paragraph">
      <style:text-properties fo:font-size="12pt" style:font-size-asian="12pt" style:font-size-complex="12pt"/>
    </style:style>
    <style:style style:name="P335" style:parent-style-name="Normal" style:family="paragraph">
      <style:text-properties fo:font-size="12pt" style:font-size-asian="12pt" style:font-size-complex="12pt"/>
    </style:style>
    <style:style style:name="P336" style:parent-style-name="Normal" style:family="paragraph">
      <style:text-properties fo:font-size="12pt" style:font-size-asian="12pt" style:font-size-complex="12pt"/>
    </style:style>
    <style:style style:name="P337" style:parent-style-name="Normal" style:family="paragraph">
      <style:text-properties fo:font-size="12pt" style:font-size-asian="12pt" style:font-size-complex="12pt"/>
    </style:style>
    <style:style style:name="P338" style:parent-style-name="Normal" style:family="paragraph">
      <style:text-properties fo:font-size="12pt" style:font-size-asian="12pt" style:font-size-complex="12pt"/>
    </style:style>
    <style:style style:name="P339" style:parent-style-name="Normal" style:family="paragraph">
      <style:text-properties fo:font-size="12pt" style:font-size-asian="12pt" style:font-size-complex="12pt"/>
    </style:style>
    <style:style style:name="P340" style:parent-style-name="Normal" style:family="paragraph">
      <style:text-properties fo:font-size="12pt" style:font-size-asian="12pt" style:font-size-complex="12pt"/>
    </style:style>
    <style:style style:name="P341" style:parent-style-name="Normal" style:family="paragraph">
      <style:text-properties fo:font-size="12pt" style:font-size-asian="12pt" style:font-size-complex="12pt"/>
    </style:style>
    <style:style style:name="P342" style:parent-style-name="Normal" style:family="paragraph">
      <style:text-properties fo:font-size="12pt" style:font-size-asian="12pt" style:font-size-complex="12pt"/>
    </style:style>
    <style:style style:name="P34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44" style:parent-style-name="Normal" style:family="paragraph">
      <style:text-properties fo:font-size="12pt" style:font-size-asian="12pt" style:font-size-complex="12pt"/>
    </style:style>
    <style:style style:name="P345" style:parent-style-name="Normal" style:family="paragraph">
      <style:text-properties fo:font-size="12pt" style:font-size-asian="12pt" style:font-size-complex="12pt"/>
    </style:style>
    <style:style style:name="P346" style:parent-style-name="Normal" style:family="paragraph">
      <style:text-properties fo:font-size="12pt" style:font-size-asian="12pt" style:font-size-complex="12pt"/>
    </style:style>
    <style:style style:name="P347" style:parent-style-name="Normal" style:family="paragraph">
      <style:text-properties fo:font-size="12pt" style:font-size-asian="12pt" style:font-size-complex="12pt"/>
    </style:style>
    <style:style style:name="P348" style:parent-style-name="Normal" style:family="paragraph">
      <style:text-properties fo:font-size="12pt" style:font-size-asian="12pt" style:font-size-complex="12pt"/>
    </style:style>
    <style:style style:name="P349" style:parent-style-name="Normal" style:family="paragraph">
      <style:text-properties fo:font-size="12pt" style:font-size-asian="12pt" style:font-size-complex="12pt"/>
    </style:style>
    <style:style style:name="P350" style:parent-style-name="Normal" style:family="paragraph">
      <style:text-properties fo:font-size="12pt" style:font-size-asian="12pt" style:font-size-complex="12pt"/>
    </style:style>
    <style:style style:name="P351" style:parent-style-name="Normal" style:family="paragraph">
      <style:text-properties fo:font-size="12pt" style:font-size-asian="12pt" style:font-size-complex="12pt"/>
    </style:style>
    <style:style style:name="T352" style:parent-style-name="Policepardéfaut" style:family="text">
      <style:text-properties fo:font-size="12pt" style:font-size-asian="12pt" style:font-size-complex="12pt"/>
    </style:style>
    <style:style style:name="T35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354" style:parent-style-name="Policepardéfaut" style:family="text">
      <style:text-properties fo:font-size="16pt" style:font-size-asian="16pt" style:font-size-complex="16pt"/>
    </style:style>
    <style:style style:name="P355" style:parent-style-name="Normal" style:family="paragraph">
      <style:text-properties fo:font-size="12pt" style:font-size-asian="12pt" style:font-size-complex="12pt"/>
    </style:style>
    <style:style style:name="P356" style:parent-style-name="Normal" style:family="paragraph">
      <style:text-properties fo:font-size="12pt" style:font-size-asian="12pt" style:font-size-complex="12pt"/>
    </style:style>
    <style:style style:name="P357" style:parent-style-name="Normal" style:family="paragraph">
      <style:text-properties fo:font-size="12pt" style:font-size-asian="12pt" style:font-size-complex="12pt"/>
    </style:style>
    <style:style style:name="P358" style:parent-style-name="Normal" style:family="paragraph">
      <style:text-properties fo:font-size="12pt" style:font-size-asian="12pt" style:font-size-complex="12pt"/>
    </style:style>
    <style:style style:name="P359" style:parent-style-name="Normal" style:family="paragraph">
      <style:text-properties fo:font-size="12pt" style:font-size-asian="12pt" style:font-size-complex="12pt"/>
    </style:style>
    <style:style style:name="P360" style:parent-style-name="Normal" style:family="paragraph">
      <style:text-properties fo:font-size="12pt" style:font-size-asian="12pt" style:font-size-complex="12pt"/>
    </style:style>
    <style:style style:name="P36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6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6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64" style:parent-style-name="Policepardéfaut" style:family="text">
      <style:text-properties fo:font-size="12pt" style:font-size-asian="12pt" style:font-size-complex="12pt"/>
    </style:style>
    <style:style style:name="P365" style:parent-style-name="Normal" style:family="paragraph">
      <style:text-properties fo:font-size="12pt" style:font-size-asian="12pt" style:font-size-complex="12pt"/>
    </style:style>
    <style:style style:name="P366" style:parent-style-name="Normal" style:family="paragraph">
      <style:text-properties fo:font-size="12pt" style:font-size-asian="12pt" style:font-size-complex="12pt"/>
    </style:style>
    <style:style style:name="P367" style:parent-style-name="Normal" style:family="paragraph">
      <style:text-properties fo:font-size="12pt" style:font-size-asian="12pt" style:font-size-complex="12pt"/>
    </style:style>
    <style:style style:name="P368" style:parent-style-name="Normal" style:family="paragraph">
      <style:text-properties fo:font-size="12pt" style:font-size-asian="12pt" style:font-size-complex="12pt"/>
    </style:style>
    <style:style style:name="P369" style:parent-style-name="Normal" style:family="paragraph">
      <style:text-properties fo:font-size="12pt" style:font-size-asian="12pt" style:font-size-complex="12pt"/>
    </style:style>
    <style:style style:name="P370" style:parent-style-name="Normal" style:family="paragraph">
      <style:text-properties fo:font-size="12pt" style:font-size-asian="12pt" style:font-size-complex="12pt"/>
    </style:style>
    <style:style style:name="P371" style:parent-style-name="Normal" style:family="paragraph">
      <style:text-properties fo:font-size="12pt" style:font-size-asian="12pt" style:font-size-complex="12pt"/>
    </style:style>
    <style:style style:name="P372" style:parent-style-name="Normal" style:family="paragraph">
      <style:text-properties fo:font-size="12pt" style:font-size-asian="12pt" style:font-size-complex="12pt"/>
    </style:style>
    <style:style style:name="P3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7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75" style:parent-style-name="Policepardéfaut" style:family="text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P378" style:parent-style-name="Normal" style:family="paragraph">
      <style:text-properties fo:font-size="12pt" style:font-size-asian="12pt" style:font-size-complex="12pt"/>
    </style:style>
    <style:style style:name="P379" style:parent-style-name="Normal" style:family="paragraph">
      <style:text-properties fo:font-size="12pt" style:font-size-asian="12pt" style:font-size-complex="12pt"/>
    </style:style>
    <style:style style:name="P380" style:parent-style-name="Normal" style:family="paragraph">
      <style:text-properties fo:font-size="12pt" style:font-size-asian="12pt" style:font-size-complex="12pt"/>
    </style:style>
    <style:style style:name="P381" style:parent-style-name="Normal" style:family="paragraph">
      <style:text-properties fo:font-size="12pt" style:font-size-asian="12pt" style:font-size-complex="12pt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size="12pt" style:font-size-asian="12pt" style:font-size-complex="12pt"/>
    </style:style>
    <style:style style:name="P38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8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86" style:parent-style-name="Policepardéfaut" style:family="text">
      <style:text-properties fo:font-size="12pt" style:font-size-asian="12pt" style:font-size-complex="12pt"/>
    </style:style>
    <style:style style:name="P387" style:parent-style-name="Normal" style:family="paragraph">
      <style:text-properties fo:font-size="12pt" style:font-size-asian="12pt" style:font-size-complex="12pt"/>
    </style:style>
    <style:style style:name="P388" style:parent-style-name="Normal" style:family="paragraph">
      <style:text-properties fo:font-size="12pt" style:font-size-asian="12pt" style:font-size-complex="12pt"/>
    </style:style>
    <style:style style:name="P389" style:parent-style-name="Normal" style:family="paragraph">
      <style:text-properties fo:font-size="12pt" style:font-size-asian="12pt" style:font-size-complex="12pt"/>
    </style:style>
    <style:style style:name="P390" style:parent-style-name="Normal" style:family="paragraph">
      <style:text-properties fo:font-size="12pt" style:font-size-asian="12pt" style:font-size-complex="12pt"/>
    </style:style>
    <style:style style:name="P391" style:parent-style-name="Normal" style:family="paragraph">
      <style:text-properties fo:font-size="12pt" style:font-size-asian="12pt" style:font-size-complex="12pt"/>
    </style:style>
    <style:style style:name="P392" style:parent-style-name="Normal" style:family="paragraph">
      <style:text-properties fo:font-size="12pt" style:font-size-asian="12pt" style:font-size-complex="12pt"/>
    </style:style>
    <style:style style:name="P393" style:parent-style-name="Normal" style:family="paragraph">
      <style:text-properties fo:font-size="12pt" style:font-size-asian="12pt" style:font-size-complex="12pt"/>
    </style:style>
    <style:style style:name="P394" style:parent-style-name="Normal" style:family="paragraph">
      <style:text-properties fo:font-size="12pt" style:font-size-asian="12pt" style:font-size-complex="12pt"/>
    </style:style>
    <style:style style:name="P395" style:parent-style-name="Normal" style:family="paragraph">
      <style:text-properties fo:font-size="12pt" style:font-size-asian="12pt" style:font-size-complex="12pt"/>
    </style:style>
    <style:style style:name="T39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97" style:parent-style-name="Policepardéfaut" style:family="text">
      <style:text-properties fo:font-size="12pt" style:font-size-asian="12pt" style:font-size-complex="12pt"/>
    </style:style>
    <style:style style:name="P398" style:parent-style-name="Normal" style:family="paragraph">
      <style:text-properties fo:font-size="12pt" style:font-size-asian="12pt" style:font-size-complex="12pt"/>
    </style:style>
    <style:style style:name="P399" style:parent-style-name="Normal" style:family="paragraph">
      <style:text-properties fo:font-size="12pt" style:font-size-asian="12pt" style:font-size-complex="12pt"/>
    </style:style>
    <style:style style:name="P400" style:parent-style-name="Normal" style:family="paragraph">
      <style:text-properties fo:font-size="12pt" style:font-size-asian="12pt" style:font-size-complex="12pt"/>
    </style:style>
    <style:style style:name="P401" style:parent-style-name="Normal" style:family="paragraph">
      <style:text-properties fo:font-size="12pt" style:font-size-asian="12pt" style:font-size-complex="12pt"/>
    </style:style>
    <style:style style:name="P402" style:parent-style-name="Normal" style:family="paragraph">
      <style:text-properties fo:font-size="12pt" style:font-size-asian="12pt" style:font-size-complex="12pt"/>
    </style:style>
    <style:style style:name="P403" style:parent-style-name="Normal" style:family="paragraph">
      <style:text-properties fo:font-size="12pt" style:font-size-asian="12pt" style:font-size-complex="12pt"/>
    </style:style>
    <style:style style:name="P404" style:parent-style-name="Normal" style:family="paragraph">
      <style:text-properties fo:font-size="12pt" style:font-size-asian="12pt" style:font-size-complex="12pt"/>
    </style:style>
    <style:style style:name="P405" style:parent-style-name="Normal" style:family="paragraph">
      <style:text-properties fo:font-size="12pt" style:font-size-asian="12pt" style:font-size-complex="12pt"/>
    </style:style>
    <style:style style:name="P406" style:parent-style-name="Normal" style:family="paragraph">
      <style:text-properties fo:font-size="12pt" style:font-size-asian="12pt" style:font-size-complex="12pt"/>
    </style:style>
    <style:style style:name="P407" style:parent-style-name="Normal" style:family="paragraph">
      <style:text-properties fo:font-size="12pt" style:font-size-asian="12pt" style:font-size-complex="12pt"/>
    </style:style>
    <style:style style:name="P408" style:parent-style-name="Normal" style:family="paragraph">
      <style:text-properties fo:font-size="12pt" style:font-size-asian="12pt" style:font-size-complex="12pt"/>
    </style:style>
    <style:style style:name="P409" style:parent-style-name="Normal" style:family="paragraph">
      <style:text-properties fo:font-size="12pt" style:font-size-asian="12pt" style:font-size-complex="12pt"/>
    </style:style>
    <style:style style:name="P410" style:parent-style-name="Normal" style:family="paragraph">
      <style:text-properties fo:font-size="12pt" style:font-size-asian="12pt" style:font-size-complex="12pt"/>
    </style:style>
    <style:style style:name="P411" style:parent-style-name="Normal" style:family="paragraph">
      <style:text-properties fo:font-size="12pt" style:font-size-asian="12pt" style:font-size-complex="12pt"/>
    </style:style>
    <style:style style:name="P412" style:parent-style-name="Normal" style:family="paragraph">
      <style:text-properties fo:font-size="12pt" style:font-size-asian="12pt" style:font-size-complex="12pt"/>
    </style:style>
    <style:style style:name="P413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Livrable 2</text:p>
      <text:p text:style-name="P2">Pseudo-code</text:p>
      <text:p text:style-name="P3"/>
      <text:p text:style-name="P4"/>
      <text:p text:style-name="P5"/>
      <text:p text:style-name="P6">Ce livrable présente l’architecture détaillée du code permettant le bon fonctionnement de la station météo.<text:s/>Ci-dessous est<text:s/>présenté<text:s/>un pseudo-code, cette architecture nous à servis par la suite pour la création de notre code en C++ ( arduino) .L’architecture de se<text:s/>ce pseudo-code<text:s/>repose sur une machine à états.<text:s/>Le<text:s/>code<text:s/>s’organise autour de quatre modes de fonctionnement : standard, économique, maintenance et configuration<text:s/>différentes variables et fonctions utilisées.<text:s/>Chaque mode active un ensemble de fonction différents<text:s/>dédiées à l’acquisition, à l’affichage, au stockage et à la gestion des erreurs.</text:p>
      <text:p text:style-name="P7"/>
      <text:p text:style-name="P8"/>
      <text:p text:style-name="P9"/>
      <text:p text:style-name="P10"/>
      <text:p text:style-name="P11"/>
      <text:p text:style-name="Normal"><text:span text:style-name="T12">VARIABLES</text:span><text:span text:style-name="T13"> </text:span><text:span text:style-name="T14"><text:s/></text:span><text:span text:style-name="T15">DE COMMENDE</text:span></text:p>
      <text:p text:style-name="P16"/>
      <text:p text:style-name="P17">btn_rouge: bool</text:p>
      <text:p text:style-name="P18">btn_vert: bool </text:p>
      <text:p text:style-name="P19">mode_actif : char </text:p>
      <text:p text:style-name="Normal"><text:span text:style-name="T20">mode_precedent</text:span><text:span text:style-name="T21"> </text:span><text:span text:style-name="T22">: char </text:span></text:p>
      <text:p text:style-name="Normal"><text:span text:style-name="T23">t_inactivite</text:span><text:span text:style-name="T24"> </text:span><text:span text:style-name="T25">:</text:span><text:span text:style-name="T26"> </text:span><text:span text:style-name="T27">int </text:span></text:p>
      <text:p text:style-name="Normal"><text:span text:style-name="T28">type_erreur</text:span><text:span text:style-name="T29"> </text:span><text:span text:style-name="T30">:</text:span><text:span text:style-name="T31"> </text:span><text:span text:style-name="T32">int </text:span></text:p>
      <text:p text:style-name="P33"/>
      <text:p text:style-name="P34"/>
      <text:soft-page-break/>
      <text:p text:style-name="Normal"><text:span text:style-name="T35">VARIABLES DE<text:s/></text:span><text:span text:style-name="T36">MESURES</text:span><text:span text:style-name="T37"> </text:span></text:p>
      <text:p text:style-name="P38"/>
      <text:p text:style-name="P39">temperature_air: float </text:p>
      <text:p text:style-name="P40">pression: float </text:p>
      <text:p text:style-name="P41">taux_humidite : float </text:p>
      <text:p text:style-name="P42">luminosite: float </text:p>
      <text:p text:style-name="P43">temperature_eau: float </text:p>
      <text:p text:style-name="P44">force_courant: float </text:p>
      <text:p text:style-name="P45">force_vent : float </text:p>
      <text:p text:style-name="Normal"><text:span text:style-name="T46">taux_particules_fines</text:span><text:span text:style-name="T47"> </text:span><text:span text:style-name="T48">:</text:span><text:span text:style-name="T49"> </text:span><text:span text:style-name="T50">float </text:span></text:p>
      <text:p text:style-name="Normal"><text:span text:style-name="T51">position</text:span><text:span text:style-name="T52"> </text:span><text:span text:style-name="T53">: lieu </text:span></text:p>
      <text:p text:style-name="Normal"><text:span text:style-name="T54">date</text:span><text:span text:style-name="T55"> </text:span><text:span text:style-name="T56">: horloge </text:span></text:p>
      <text:p text:style-name="P57"> </text:p>
      <text:p text:style-name="Normal"><text:span text:style-name="T58">VARIABLES DE<text:s/></text:span><text:span text:style-name="T59">L</text:span><text:span text:style-name="T60">OCALISATION</text:span></text:p>
      <text:p text:style-name="P61"/>
      <text:p text:style-name="Normal"><text:span text:style-name="T62">latitude</text:span><text:span text:style-name="T63"> </text:span><text:span text:style-name="T64">:</text:span><text:span text:style-name="T65"> </text:span><text:span text:style-name="T66">float </text:span></text:p>
      <text:p text:style-name="Normal"><text:span text:style-name="T67">longitude</text:span><text:span text:style-name="T68"> </text:span><text:span text:style-name="T69">:</text:span><text:span text:style-name="T70"> </text:span><text:span text:style-name="T71">float </text:span></text:p>
      <text:p text:style-name="P72"> </text:p>
      <text:p text:style-name="P73"> </text:p>
      <text:p text:style-name="P74"> </text:p>
      <text:p text:style-name="P75">INITIALISATION DU SYSTEME</text:p>
      <text:p text:style-name="P76"/>
      <text:p text:style-name="P77">DEBUT </text:p>
      <text:p text:style-name="P78">Initialiser Carte SD </text:p>
      <text:p text:style-name="P79">Initialiser Horloge RTC </text:p>
      <text:p text:style-name="P80">Initialiser GPS </text:p>
      <text:p text:style-name="P81">Initialiser Capteurs </text:p>
      <text:p text:style-name="P82">Initialiser LED </text:p>
      <text:p text:style-name="P83">Initialiser Interface </text:p>
      <text:soft-page-break/>
      <text:p text:style-name="P84">si btn_rouge pressé pendant 5s </text:p>
      <text:p text:style-name="P85">mode_actif = configuration </text:p>
      <text:p text:style-name="P86">sinon </text:p>
      <text:p text:style-name="P87">mode_actif = standard </text:p>
      <text:p text:style-name="P88">FIN </text:p>
      <text:p text:style-name="P89"> </text:p>
      <text:p text:style-name="P90"> </text:p>
      <text:p text:style-name="Normal"><text:span text:style-name="T91"> </text:span><text:span text:style-name="T92">CHANGEMENT_MODES</text:span><text:span text:style-name="T93">()</text:span><text:span text:style-name="T94"> </text:span></text:p>
      <text:p text:style-name="P95"/>
      <text:p text:style-name="P96">DEBUT </text:p>
      <text:p text:style-name="P97">si btn_vert pressé pendant 5s </text:p>
      <text:p text:style-name="P98">si mode_actif  =  standard </text:p>
      <text:p text:style-name="P99">mode_actif → economique </text:p>
      <text:p text:style-name="P100">mode_precedent → standard </text:p>
      <text:p text:style-name="P101">si mode_actif = economique </text:p>
      <text:p text:style-name="P102">mode_actif → standard </text:p>
      <text:p text:style-name="P103">mode_precedent → economique </text:p>
      <text:p text:style-name="P104">si btn_rouge pressé pendant 5s </text:p>
      <text:p text:style-name="P105">si mode_actif = standard ou economique </text:p>
      <text:p text:style-name="P106">mode_precedent → mode_actif </text:p>
      <text:p text:style-name="P107">mode_actif → maintenance </text:p>
      <text:p text:style-name="P108">si mode_actif = maintenance </text:p>
      <text:p text:style-name="P109">mode_actif → mode_precedent </text:p>
      <text:p text:style-name="P110">mode_precedent → maintenance </text:p>
      <text:p text:style-name="P111">si mode_actif = config </text:p>
      <text:p text:style-name="P112">si t_inactivite &lt;= minuteur </text:p>
      <text:p text:style-name="P113">mode_actif → standard </text:p>
      <text:p text:style-name="P114">COULEUR_LED_MODES () </text:p>
      <text:p text:style-name="P115">FIN </text:p>
      <text:soft-page-break/>
      <text:p text:style-name="P116"> </text:p>
      <text:p text:style-name="P117"> </text:p>
      <text:p text:style-name="Normal"><text:span text:style-name="T118">COULEUR_LED_MODES</text:span><text:span text:style-name="T119"><text:s/>()</text:span><text:span text:style-name="T120"> </text:span></text:p>
      <text:p text:style-name="P121"/>
      <text:p text:style-name="P122">DEBUT </text:p>
      <text:p text:style-name="P123">si mode_actif = standard </text:p>
      <text:p text:style-name="P124">LED → verte </text:p>
      <text:p text:style-name="P125">si mode_actif = configuration </text:p>
      <text:p text:style-name="P126">LED → jaune </text:p>
      <text:p text:style-name="P127">si mode_actif = economique </text:p>
      <text:p text:style-name="P128">LED → bleue </text:p>
      <text:p text:style-name="P129">si mode_actif = maintenance </text:p>
      <text:p text:style-name="P130">LED → orange </text:p>
      <text:p text:style-name="P131">FIN </text:p>
      <text:p text:style-name="P132"> </text:p>
      <text:p text:style-name="P133"/>
      <text:p text:style-name="P134"> </text:p>
      <text:p text:style-name="P135"> </text:p>
      <text:p text:style-name="P136">CAPTER <text:s/>()</text:p>
      <text:p text:style-name="P137"/>
      <text:p text:style-name="P138">DEBUT </text:p>
      <text:p text:style-name="P139">si mode_actif = standard ou maintenance </text:p>
      <text:p text:style-name="P140">LOG_INTERVALL minutes deroulés après la dernière mesure </text:p>
      <text:p text:style-name="P141">si TEMP_AIR=1 </text:p>
      <text:p text:style-name="P142">capter température </text:p>
      <text:p text:style-name="P143">si PRESSURE=1 </text:p>
      <text:p text:style-name="P144">capter pression </text:p>
      <text:p text:style-name="P145">si HYGR=1 et HYGR_MINT&lt;temperature&lt;HYGR_MAXT </text:p>
      <text:p text:style-name="P146">capter taux_humidite </text:p>
      <text:soft-page-break/>
      <text:p text:style-name="P147">si LUMIN=1 </text:p>
      <text:p text:style-name="P148">capter luminosite </text:p>
      <text:p text:style-name="P149">si mode_actif = economique </text:p>
      <text:p text:style-name="P150">LOG_INTERVALL × 2 minutes deroulés après la dernière mesure </text:p>
      <text:p text:style-name="P151">si TEMP_AIR=1 </text:p>
      <text:p text:style-name="P152">capter temperature </text:p>
      <text:p text:style-name="P153">si PRESSURE=1 </text:p>
      <text:p text:style-name="P154">capter pression </text:p>
      <text:p text:style-name="P155">GPS_ACTIF (BOOLEEN) change d’etat </text:p>
      <text:p text:style-name="P156">FIN SI </text:p>
      <text:p text:style-name="P157">si reception donnée &gt; TIMEOUT </text:p>
      <text:p text:style-name="P158">abandon de la donnée </text:p>
      <text:p text:style-name="P159">FIN SI </text:p>
      <text:p text:style-name="P160">FIN </text:p>
      <text:p text:style-name="P161"> </text:p>
      <text:p text:style-name="P162">DATE ()</text:p>
      <text:p text:style-name="P163"/>
      <text:p text:style-name="P164">DEBUT </text:p>
      <text:p text:style-name="P165">Ajouter le jour </text:p>
      <text:p text:style-name="P166">Ajouter le mois </text:p>
      <text:p text:style-name="P167">Ajouter l’année </text:p>
      <text:p text:style-name="P168">FIN </text:p>
      <text:p text:style-name="P169"> </text:p>
      <text:p text:style-name="P170">LOCALISATION ()</text:p>
      <text:p text:style-name="P171"/>
      <text:p text:style-name="P172">DEBUT </text:p>
      <text:p text:style-name="P173">si GPS_ACTIF = TRUE </text:p>
      <text:p text:style-name="P174">Ajouter la latitude </text:p>
      <text:p text:style-name="P175">Ajouter la longitude </text:p>
      <text:soft-page-break/>
      <text:p text:style-name="P176">FIN  </text:p>
      <text:p text:style-name="Normal"><text:span text:style-name="T177"> </text:span></text:p>
      <text:p text:style-name="P178">COULEUR_LED_ERREUR ()</text:p>
      <text:p text:style-name="P179"/>
      <text:p text:style-name="P180">DEBUT </text:p>
      <text:p text:style-name="P181">si type_erreur = acces_horloge </text:p>
      <text:p text:style-name="P182">LED → rouge et bleu </text:p>
      <text:p text:style-name="P183">si type_erreur = acces_gps </text:p>
      <text:p text:style-name="P184">LED → rouge et jaune </text:p>
      <text:p text:style-name="P185">si type_erreur = acces_donnees </text:p>
      <text:p text:style-name="P186">LED → rouge et vert </text:p>
      <text:p text:style-name="P187">si type_erreur = donnees_incoherentes </text:p>
      <text:p text:style-name="P188">LED → rouge et vert (2x plus longtemps vert) </text:p>
      <text:p text:style-name="Normal"><text:span text:style-name="T189">si mode_actif</text:span><text:span text:style-name="T190"> </text:span><text:span text:style-name="T191">!=</text:span><text:span text:style-name="T192"> </text:span><text:span text:style-name="T193">maintenance </text:span></text:p>
      <text:p text:style-name="P194">si type_erreur = carte_SD_pleine </text:p>
      <text:p text:style-name="P195">LED → rouge et blanc </text:p>
      <text:p text:style-name="P196">si type_erreur = acces_carte_SD </text:p>
      <text:p text:style-name="P197">LED → rouge et blanc (2x plus longtemps blanc) </text:p>
      <text:p text:style-name="P198">FIN </text:p>
      <text:p text:style-name="P199"> </text:p>
      <text:p text:style-name="P200">AFFICHAGE NA ()</text:p>
      <text:p text:style-name="P201"/>
      <text:p text:style-name="P202">DEBUT </text:p>
      <text:p text:style-name="P203">pour chaque capteur (allant de 1 à N) </text:p>
      <text:p text:style-name="P204">si temps reception données &gt; timeout </text:p>
      <text:p text:style-name="P205">valeur[capteur] = "NA" </text:p>
      <text:p text:style-name="P206">compteur_erreur[capteur] = compteur_erreur[capteur] + 1 </text:p>
      <text:p text:style-name="P207">sinon </text:p>
      <text:p text:style-name="P208">compteur_erreur[capteur] = 0 </text:p>
      <text:soft-page-break/>
      <text:p text:style-name="P209">si compteur_erreur[capteur] &gt;= 2 </text:p>
      <text:p text:style-name="P210">type_erreur = acces_capteur             </text:p>
      <text:p text:style-name="P211">FIN </text:p>
      <text:p text:style-name="P212"> </text:p>
      <text:p text:style-name="P213"/>
      <text:p text:style-name="P214"/>
      <text:p text:style-name="Normal"><text:span text:style-name="T215">STOCKAGE SD</text:span><text:span text:style-name="T216"> </text:span><text:span text:style-name="T217">()</text:span></text:p>
      <text:p text:style-name="P218"/>
      <text:p text:style-name="Normal"><text:span text:style-name="T219">DEBUT</text:span><text:span text:style-name="T220"> </text:span></text:p>
      <text:p text:style-name="Normal"><text:span text:style-name="T221">LIGNE →</text:span><text:span text:style-name="T222"> </text:span></text:p>
      <text:p text:style-name="Normal"><text:span text:style-name="T223">Stocker Donnees</text:span><text:span text:style-name="T224"> </text:span></text:p>
      <text:p text:style-name="Normal"><text:span text:style-name="T225">Stocker Heure</text:span><text:span text:style-name="T226"> </text:span></text:p>
      <text:p text:style-name="P227">Stocker Localisation </text:p>
      <text:p text:style-name="P228">si taille_fichier = FILE_SIZE_MAX </text:p>
      <text:p text:style-name="P229">Faire une copie du fichier sous le nom annéemoisjour_n° de révision.LOG </text:p>
      <text:p text:style-name="P230">FIN </text:p>
      <text:p text:style-name="P231"> </text:p>
      <text:p text:style-name="P232"> </text:p>
      <text:p text:style-name="Normal"><text:span text:style-name="T233">DETECTION ERREUR</text:span><text:span text:style-name="T234"> </text:span><text:span text:style-name="T235">()</text:span></text:p>
      <text:p text:style-name="P236"/>
      <text:p text:style-name="P237">si aucun accès horloge </text:p>
      <text:p text:style-name="P238"><text:s text:c="3"/>type_erreur=acces_horloge </text:p>
      <text:p text:style-name="P239">si aucun accès GPS </text:p>
      <text:p text:style-name="P240"><text:s text:c="4"/>type_erreur=acces_gps </text:p>
      <text:p text:style-name="P241">si aucun accès donnees capteur </text:p>
      <text:p text:style-name="P242"><text:s text:c="3"/>type_erreur=acces_donnees </text:p>
      <text:p text:style-name="P243">si valeur en dehors de l’intervalle </text:p>
      <text:p text:style-name="P244"><text:s text:c="3"/>type_erreur=donnees_incoherentes </text:p>
      <text:soft-page-break/>
      <text:p text:style-name="P245">si carte SD pleine </text:p>
      <text:p text:style-name="P246"><text:s text:c="3"/>type_erreur= carte_SD_pleine </text:p>
      <text:p text:style-name="P247">si aucun accès à la carte SD </text:p>
      <text:p text:style-name="P248"><text:s text:c="2"/>type_erreur= acces_carte_SD </text:p>
      <text:p text:style-name="P249"> </text:p>
      <text:p text:style-name="P250"/>
      <text:p text:style-name="P251"/>
      <text:p text:style-name="P252"> </text:p>
      <text:p text:style-name="Normal"><text:span text:style-name="T253">CONFIGURATION</text:span><text:span text:style-name="T254"><text:s/>DU SYSTEME</text:span><text:span text:style-name="T255"> </text:span><text:span text:style-name="T256">()</text:span></text:p>
      <text:p text:style-name="P257"/>
      <text:p text:style-name="P258">si LOG_INTERVALL= int dans la console </text:p>
      <text:p text:style-name="P259">int → LOG_INTERVALL </text:p>
      <text:p text:style-name="P260">si FILE_MAXE_SIZE=int dans la console </text:p>
      <text:p text:style-name="P261">int → FILE_MAX_SIZE </text:p>
      <text:p text:style-name="P262">si TIMEOUT=int dans la console </text:p>
      <text:p text:style-name="P263">int → TIMEOUT </text:p>
      <text:p text:style-name="P264">si LUMIN = int dans la console (0&lt;int&lt;1) </text:p>
      <text:p text:style-name="P265">int → LUMIN </text:p>
      <text:p text:style-name="P266">si LUMIN_LOW= int dans la console (0&lt;int&lt;1023) </text:p>
      <text:p text:style-name="P267">int → LUMIN_LOW </text:p>
      <text:p text:style-name="P268">si LUMIN_HIGH= int dans la console (0&lt;int&lt;1023) </text:p>
      <text:p text:style-name="P269">int → LUMIN_HIGH </text:p>
      <text:p text:style-name="P270">si TEMP_AIR = int dans la console (0&lt;int&lt;1) </text:p>
      <text:p text:style-name="P271">int → TEMP_AIR </text:p>
      <text:p text:style-name="P272">si MIN_TEMP_AIR = int dans la console (-40&lt;int&lt;85) </text:p>
      <text:p text:style-name="P273">int → MIN_TEMP_AIR </text:p>
      <text:p text:style-name="P274">si MAX_TEMP_AIR = int dans la console (-40&lt;int&lt;85) </text:p>
      <text:p text:style-name="P275">int → MAX_TEMP_AIR </text:p>
      <text:p text:style-name="P276">si HYGR = int dans la console (0&lt;int&lt;1) </text:p>
      <text:soft-page-break/>
      <text:p text:style-name="P277">int → HYGR </text:p>
      <text:p text:style-name="P278">si HYGR_MINT = int dans la console (-40&lt;int&lt;85) </text:p>
      <text:p text:style-name="P279">int → HYGR_MINT  </text:p>
      <text:p text:style-name="P280">si HYGR_MAXT = int dans la console (-40&lt;int&lt;85) </text:p>
      <text:p text:style-name="P281">int → HYGR_MAXT </text:p>
      <text:p text:style-name="P282">si PRESSURE = int dans la console (0&lt;int&lt;1) </text:p>
      <text:p text:style-name="P283">int → PRESSURE </text:p>
      <text:p text:style-name="P284">si PRESSURE_MIN = int dans la console (300&lt;int&lt;1100) </text:p>
      <text:p text:style-name="P285">int → PRESSURE_MIN </text:p>
      <text:p text:style-name="P286">si PRESSURE_MAX = int dans la console (300&lt;int&lt;1100) </text:p>
      <text:p text:style-name="P287">int → PRESSURE_MAX </text:p>
      <text:p text:style-name="Normal"><text:span text:style-name="T288">si CLOCK = int1</text:span><text:span text:style-name="T289"> </text:span><text:span text:style-name="T290">: int2</text:span><text:span text:style-name="T291"> </text:span><text:span text:style-name="T292">: int3</text:span><text:span text:style-name="T293"> </text:span><text:span text:style-name="T294">dans la console</text:span><text:span text:style-name="T295"> </text:span><text:span text:style-name="T296">(0&lt;int1&lt;23) (0&lt;int2&lt;59) (0&lt;int1&lt;59) </text:span></text:p>
      <text:p text:style-name="P297">int1 → HEURE </text:p>
      <text:p text:style-name="P298">int2 → MINUTE </text:p>
      <text:p text:style-name="P299">int3 → SECONDE </text:p>
      <text:p text:style-name="Normal"><text:span text:style-name="T300">si DATE = int1</text:span><text:span text:style-name="T301"> </text:span><text:span text:style-name="T302">: int2</text:span><text:span text:style-name="T303"> </text:span><text:span text:style-name="T304">: int3</text:span><text:span text:style-name="T305"> </text:span><text:span text:style-name="T306">dans la console</text:span><text:span text:style-name="T307"> </text:span><text:span text:style-name="T308">(1&lt;int1&lt;12) (1&lt;int1&lt;31) (2000&lt;int1&lt;2099) </text:span></text:p>
      <text:p text:style-name="P309">int1 → MOIS </text:p>
      <text:p text:style-name="P310">int2 → JOUR </text:p>
      <text:p text:style-name="P311">int3 → ANNEE </text:p>
      <text:p text:style-name="P312">si DAY = char dans la console {MON, TUE, WED, THU, FRI, SAT, SUN} </text:p>
      <text:p text:style-name="P313">char → JOUR_SEMAINE </text:p>
      <text:p text:style-name="P314">si RESET dans la console </text:p>
      <text:p text:style-name="P315">RESET() </text:p>
      <text:p text:style-name="P316"> </text:p>
      <text:p text:style-name="P317"> </text:p>
      <text:p text:style-name="P318"/>
      <text:p text:style-name="P319"/>
      <text:p text:style-name="Normal"><text:span text:style-name="T320">RESET</text:span><text:span text:style-name="T321"> </text:span><text:span text:style-name="T322">()</text:span></text:p>
      <text:p text:style-name="P323"/>
      <text:p text:style-name="P324">LUMIN → 1 </text:p>
      <text:p text:style-name="P325">LUMIN_LOW → 255 </text:p>
      <text:p text:style-name="P326">LUMIN_HIGH → 768 </text:p>
      <text:p text:style-name="P327">TEMP_AIR → 1 </text:p>
      <text:p text:style-name="P328">MIN_TEMP_AIR → -10 </text:p>
      <text:p text:style-name="P329">MAX_TEMP_AIR → 60 </text:p>
      <text:p text:style-name="P330">HYGR → 1 </text:p>
      <text:p text:style-name="P331">HYGR_MINT → 0 </text:p>
      <text:p text:style-name="P332">HYGR_MAXT → 50 </text:p>
      <text:p text:style-name="P333">PRESSURE → 1 </text:p>
      <text:p text:style-name="P334">PRESSURE_MIN → 850 </text:p>
      <text:p text:style-name="P335">PRESSURE_MAX → 1080 </text:p>
      <text:p text:style-name="P336">TIMEOUT → 30 </text:p>
      <text:p text:style-name="P337">FILE_MAX_SIZE → 2048 </text:p>
      <text:p text:style-name="P338">LOG_INTERVALL → 10 </text:p>
      <text:p text:style-name="P339"> </text:p>
      <text:p text:style-name="P340"/>
      <text:p text:style-name="P341"> </text:p>
      <text:p text:style-name="P342"> </text:p>
      <text:p text:style-name="P343">SETUP ()   <text:s text:c="109"/></text:p>
      <text:p text:style-name="P344"/>
      <text:p text:style-name="P345"> Initialiser Carte SD </text:p>
      <text:p text:style-name="P346">Initialiser Horloge RTC </text:p>
      <text:p text:style-name="P347">Initialiser GPS </text:p>
      <text:p text:style-name="P348">Initialiser Capteurs </text:p>
      <text:p text:style-name="P349">Initialiser LED </text:p>
      <text:p text:style-name="P350">Initialiser Affichage I </text:p>
      <text:p text:style-name="P351"/>
      <text:soft-page-break/>
      <text:p text:style-name="Normal"><text:span text:style-name="T352"> </text:span><text:span text:style-name="T353">MAIN</text:span><text:span text:style-name="T354"> ()</text:span></text:p>
      <text:p text:style-name="P355"/>
      <text:p text:style-name="P356">CHANGEMENT MODES() </text:p>
      <text:p text:style-name="P357">DETECTION ERREUR() </text:p>
      <text:p text:style-name="P358">FONCTIONNEMENT SYSTEME()</text:p>
      <text:p text:style-name="P359"/>
      <text:p text:style-name="P360">  </text:p>
      <text:p text:style-name="P361">FONCTIONNEMENT SYSTEME ()</text:p>
      <text:p text:style-name="P362"/>
      <text:p text:style-name="Normal"><text:span text:style-name="T363">CAS MODE STANDARD</text:span><text:span text:style-name="T364"> </text:span></text:p>
      <text:p text:style-name="P365">COULEUR LED MODES() </text:p>
      <text:p text:style-name="P366">COULEUR LED ERREUR() </text:p>
      <text:p text:style-name="P367">CAPTER() </text:p>
      <text:p text:style-name="P368">AFFICHAGE NA() </text:p>
      <text:p text:style-name="P369">DATE() </text:p>
      <text:p text:style-name="P370">LOCALISATION() </text:p>
      <text:p text:style-name="P371">STOCKAGE SD()</text:p>
      <text:p text:style-name="P372">    BREAK </text:p>
      <text:p text:style-name="P373"/>
      <text:p text:style-name="Normal"><text:span text:style-name="T374">CAS MODE ECONOMIQUE</text:span><text:span text:style-name="T375"> </text:span></text:p>
      <text:p text:style-name="P376">COULEUR LED MODES() </text:p>
      <text:p text:style-name="P377">COULEUR LED ERREUR() </text:p>
      <text:p text:style-name="P378">CAPTER() </text:p>
      <text:p text:style-name="P379">AFFICHAGE NA() </text:p>
      <text:p text:style-name="P380">DATE() </text:p>
      <text:p text:style-name="P381">LOCALISATION() </text:p>
      <text:p text:style-name="P382">STOCKAGE SD() </text:p>
      <text:p text:style-name="P383">    BREAK </text:p>
      <text:p text:style-name="P384"/>
      <text:soft-page-break/>
      <text:p text:style-name="Normal"><text:span text:style-name="T385">CAS MODE MAINTENANCE</text:span><text:span text:style-name="T386"> </text:span></text:p>
      <text:p text:style-name="P387">COULEUR LED MODES() </text:p>
      <text:p text:style-name="P388">COULEUR LED ERREUR() </text:p>
      <text:p text:style-name="P389">CAPTER() </text:p>
      <text:p text:style-name="P390">AFFICHAGE NA() </text:p>
      <text:p text:style-name="P391">DATE() </text:p>
      <text:p text:style-name="P392">LOCALISATION() </text:p>
      <text:p text:style-name="P393">AFFICHAGE() </text:p>
      <text:p text:style-name="P394">      BREAK </text:p>
      <text:p text:style-name="P395"/>
      <text:p text:style-name="Normal"><text:span text:style-name="T396">CAS MODE CONFIGURATION</text:span><text:span text:style-name="T397"> </text:span></text:p>
      <text:p text:style-name="P398">COULEUR LED MODES() </text:p>
      <text:p text:style-name="P399">COULEUR LED ERREUR() </text:p>
      <text:p text:style-name="P400">CONFIGURATION() </text:p>
      <text:p text:style-name="P401">FIN CAS  </text:p>
      <text:p text:style-name="P402"> </text:p>
      <text:p text:style-name="P403"> </text:p>
      <text:p text:style-name="P404"/>
      <text:p text:style-name="P405"> </text:p>
      <text:p text:style-name="P406"> </text:p>
      <text:p text:style-name="P407"> </text:p>
      <text:p text:style-name="P408"> </text:p>
      <text:p text:style-name="P409"> </text:p>
      <text:p text:style-name="P410"> </text:p>
      <text:p text:style-name="P411"> </text:p>
      <text:p text:style-name="P412"> </text:p>
      <text:p text:style-name="P4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maury De faria</meta:initial-creator>
    <dc:creator>Amaury De faria</dc:creator>
    <meta:creation-date>2026-03-15T15:32:00Z</meta:creation-date>
    <dc:date>2026-03-15T16:45:00Z</dc:date>
    <meta:template xlink:href="Normal" xlink:type="simple"/>
    <meta:editing-cycles>1</meta:editing-cycles>
    <meta:editing-duration>PT0S</meta:editing-duration>
    <meta:document-statistic meta:page-count="12" meta:paragraph-count="13" meta:word-count="1026" meta:character-count="6660" meta:row-count="47" meta:non-whitespace-character-count="5647"/>
  </office:meta>
</office:document-meta>
</file>